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InputStream.SequenceInputStream( java . util . Enumera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InputStream.SequenceInputStream( java . io . InputStream var0 , java . io . InputStrea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